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1.99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</style:style>
    <style:style style:name="P6" style:family="paragraph">
      <style:paragraph-properties fo:line-height="150%" fo:text-align="start"/>
      <style:text-properties fo:font-family="Calibri" style:font-family-generic="swiss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2" style:family="text">
      <style:text-properties fo:font-family="Calibri" style:font-family-generic="swiss" style:font-pitch="variable" fo:font-size="18pt" style:font-size-asian="18pt" style:font-size-complex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504cm" svg:height="4.1cm" svg:x="0.5cm" svg:y="9.774cm">
          <text:p text:style-name="P1"><text:span text:style-name="T1">v verschobe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6.9cm" svg:height="2.235cm" svg:x="18.7cm" svg:y="10.739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2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7cm" svg:height="1.026cm" svg:x="5.5cm" svg:y="4.648cm">
          <draw:text-box>
            <text:p><text:span text:style-name="T2">ja</text:span></text:p>
          </draw:text-box>
        </draw:frame>
        <draw:frame draw:style-name="gr4" draw:text-style-name="P3" draw:layer="layout" svg:width="1.7cm" svg:height="2.24cm" svg:x="5.7cm" svg:y="10.748cm">
          <draw:text-box>
            <text:p><text:span text:style-name="T2">ja</text:span></text:p>
          </draw:text-box>
        </draw:frame>
        <draw:custom-shape draw:style-name="gr1" draw:text-style-name="P2" xml:id="id1" draw:id="id1" draw:layer="layout" svg:width="4.704cm" svg:height="3.9cm" svg:x="0.396cm" svg:y="3.674cm">
          <text:p text:style-name="P1"><text:span text:style-name="T1">v gelös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.748cm" svg:y1="7.574cm" svg:x2="2.752cm" svg:y2="9.774cm" draw:start-shape="id1" draw:end-shape="id2" svg:d="m2748 7574v1101h4v1099">
          <text:p/>
        </draw:connector>
        <draw:connector draw:style-name="gr5" draw:text-style-name="P1" draw:layer="layout" svg:x1="5.1cm" svg:y1="5.624cm" svg:x2="7.1cm" svg:y2="5.625cm" draw:start-shape="id1" draw:start-glue-point="1" draw:end-shape="id3" draw:end-glue-point="3" svg:d="m5100 5624h1001v1h999">
          <text:p/>
        </draw:connector>
        <draw:frame draw:style-name="gr6" draw:text-style-name="P3" draw:layer="layout" svg:width="2.1cm" svg:height="1.026cm" svg:x="2.8cm" svg:y="7.948cm">
          <draw:text-box>
            <text:p><text:span text:style-name="T2">nein</text:span></text:p>
          </draw:text-box>
        </draw:frame>
        <draw:frame draw:style-name="gr3" draw:text-style-name="P3" draw:layer="layout" svg:width="2.1cm" svg:height="1.026cm" svg:x="19.327cm" svg:y="4.734cm">
          <draw:text-box>
            <text:p><text:span text:style-name="T2">nein</text:span></text:p>
          </draw:text-box>
        </draw:frame>
        <draw:connector draw:style-name="gr5" draw:text-style-name="P1" draw:layer="layout" svg:x1="2.752cm" svg:y1="13.874cm" svg:x2="22.15cm" svg:y2="12.974cm" draw:start-shape="id2" draw:start-glue-point="6" draw:end-shape="id4" draw:end-glue-point="2" svg:d="m2752 13874v526h19398v-1426">
          <text:p/>
        </draw:connector>
        <draw:connector draw:style-name="gr5" draw:text-style-name="P1" draw:layer="layout" svg:x1="5.004cm" svg:y1="11.824cm" svg:x2="7.1cm" svg:y2="11.85cm" draw:start-shape="id2" draw:start-glue-point="1" draw:end-shape="id5" draw:end-glue-point="3" svg:d="m5004 11824h1049v26h1047">
          <text:p/>
        </draw:connector>
        <draw:connector draw:style-name="gr5" draw:text-style-name="P1" draw:layer="layout" svg:x1="15.7cm" svg:y1="11.85cm" svg:x2="18.215cm" svg:y2="6.223cm" draw:start-shape="id5" draw:start-glue-point="1" draw:end-shape="id6" draw:end-glue-point="6" svg:d="m15700 11850h1251v-5627h1264">
          <text:p/>
        </draw:connector>
        <draw:custom-shape draw:style-name="gr7" draw:text-style-name="P2" xml:id="id6" draw:id="id6" draw:layer="layout" svg:width="8.2cm" svg:height="2.335cm" svg:x="18.2cm" svg:y="4.474cm">
          <draw:glue-point draw:id="4" svg:x="5cm" svg:y="-2.856cm"/>
          <draw:glue-point draw:id="5" svg:x="5cm" svg:y="2.282cm"/>
          <draw:glue-point draw:id="6" svg:x="-4.982cm" svg:y="2.496cm"/>
          <draw:glue-point draw:id="7" svg:x="-5.03cm" svg:y="-2.642cm"/>
          <draw:glue-point draw:id="8" svg:x="-3.658cm" svg:y="4.852cm"/>
          <draw:glue-point draw:id="9" svg:x="-1.829cm" svg:y="4.852cm"/>
          <draw:glue-point draw:id="10" svg:x="3.536cm" svg:y="4.852cm"/>
          <draw:glue-point draw:id="11" svg:x="1.707cm" svg:y="4.852cm"/>
          <text:p text:style-name="P1"><text:span text:style-name="T2">Aktualisiere:</text:span></text:p>
          <text:p text:style-name="P1"><text:span text:style-name="T2">vertexMove(v,op,np,od,n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.75cm" svg:y1="1.6cm" svg:x2="2.748cm" svg:y2="3.674cm" draw:start-shape="id7" draw:start-glue-point="8" draw:end-shape="id1" draw:end-glue-point="4" svg:d="m2750 1600v1025h-2v1049">
          <text:p/>
        </draw:connector>
        <draw:frame draw:style-name="gr6" draw:text-style-name="P3" draw:layer="layout" svg:width="2.1cm" svg:height="1.026cm" svg:x="3.4cm" svg:y="13.474cm">
          <draw:text-box>
            <text:p><text:span text:style-name="T2">nein</text:span></text:p>
          </draw:text-box>
        </draw:frame>
        <draw:custom-shape draw:style-name="gr7" draw:text-style-name="P6" xml:id="id3" draw:id="id3" draw:layer="layout" svg:width="8.4cm" svg:height="2.85cm" svg:x="7.1cm" svg:y="4.2cm">
          <text:p text:style-name="P4"><text:span text:style-name="T2">verschiebe alle Kinder c von v:</text:span></text:p>
          <text:p text:style-name="P4"><text:span text:style-name="T2"><text:s text:c="2"/></text:span><text:span text:style-name="T2">Aktualisiere vertexMove(c, v, </text:span></text:p>
          <text:p text:style-name="P5"><text:span text:style-name="T2"><text:tab/></text:span><text:span text:style-name="T2">np, desc(c), desc(c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8.6cm" svg:height="2.3cm" svg:x="7.1cm" svg:y="10.7cm">
          <text:p text:style-name="P1"><text:span text:style-name="T2">verschiebe verschobene Vertex:</text:span></text:p>
          <text:p text:style-name="P1"><text:span text:style-name="T2">v = moved 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7" draw:id="id7" draw:layer="layout" svg:width="1.5cm" svg:height="1.5cm" svg:x="2cm" svg:y="0.1cm">
          <text:p><text:span text:style-name="T3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8T19:27:43.86</dc:date>
    <dc:creator>Philipp Lucas</dc:creator>
    <meta:editing-duration>PT19H36M23S</meta:editing-duration>
    <meta:editing-cycles>23</meta:editing-cycles>
    <meta:generator>OpenOffice.org/3.4$Win32 OpenOffice.org_project/340m1$Build-9590</meta:generator>
    <meta:document-statistic meta:object-count="18"/>
  </office:meta>
</office:document-meta>
</file>